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paragraph-rsid="02ac6f16"/>
    </style:style>
    <style:style style:name="P2" style:family="paragraph" style:parent-style-name="Text_20_body">
      <style:text-properties officeooo:paragraph-rsid="04845693"/>
    </style:style>
    <style:style style:name="P3" style:family="paragraph" style:parent-style-name="Text_20_body">
      <style:text-properties officeooo:paragraph-rsid="0487dfa3"/>
    </style:style>
    <style:style style:name="P4" style:family="paragraph" style:parent-style-name="Standard">
      <style:paragraph-properties fo:text-align="justify" style:justify-single-word="false"/>
      <style:text-properties officeooo:paragraph-rsid="0372c587"/>
    </style:style>
    <style:style style:name="P5" style:family="paragraph" style:parent-style-name="Subtitle">
      <style:paragraph-properties fo:text-align="center" style:justify-single-word="false"/>
      <style:text-properties officeooo:paragraph-rsid="04a32df9"/>
    </style:style>
    <style:style style:name="P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5.9071in" style:type="right" style:leader-style="dotted" style:leader-text="."/>
        </style:tab-stops>
      </style:paragraph-properties>
    </style:style>
    <style:style style:name="P10" style:family="paragraph" style:parent-style-name="Contents_20_6">
      <style:paragraph-properties>
        <style:tab-stops>
          <style:tab-stop style:position="5.7102in" style:type="right" style:leader-style="dotted" style:leader-text="."/>
        </style:tab-stops>
      </style:paragraph-properties>
    </style:style>
    <style:style style:name="P11" style:family="paragraph" style:parent-style-name="Heading_20_1">
      <style:text-properties officeooo:rsid="04845693" officeooo:paragraph-rsid="04845693"/>
    </style:style>
    <style:style style:name="P12" style:family="paragraph" style:parent-style-name="Heading_20_1">
      <style:text-properties officeooo:rsid="04845693" officeooo:paragraph-rsid="0487dfa3"/>
    </style:style>
    <style:style style:name="P13" style:family="paragraph" style:parent-style-name="Heading_20_3">
      <style:text-properties officeooo:rsid="04845693" officeooo:paragraph-rsid="04845693"/>
    </style:style>
    <style:style style:name="P14" style:family="paragraph" style:parent-style-name="Heading_20_3">
      <style:text-properties officeooo:rsid="04845693" officeooo:paragraph-rsid="0487dfa3"/>
    </style:style>
    <style:style style:name="P15" style:family="paragraph" style:parent-style-name="Heading_20_4">
      <style:text-properties officeooo:rsid="04845693" officeooo:paragraph-rsid="04845693"/>
    </style:style>
    <style:style style:name="P16" style:family="paragraph" style:parent-style-name="Heading_20_4">
      <style:text-properties officeooo:rsid="04845693" officeooo:paragraph-rsid="0487dfa3"/>
    </style:style>
    <style:style style:name="P17" style:family="paragraph" style:parent-style-name="Heading_20_5">
      <style:text-properties officeooo:rsid="04845693" officeooo:paragraph-rsid="04845693"/>
    </style:style>
    <style:style style:name="P18" style:family="paragraph" style:parent-style-name="Heading_20_5">
      <style:text-properties officeooo:rsid="04845693" officeooo:paragraph-rsid="0487dfa3"/>
    </style:style>
    <style:style style:name="P19" style:family="paragraph" style:parent-style-name="Heading_20_6">
      <style:text-properties officeooo:rsid="04845693" officeooo:paragraph-rsid="04845693"/>
    </style:style>
    <style:style style:name="P20" style:family="paragraph" style:parent-style-name="Heading_20_6">
      <style:text-properties officeooo:rsid="04845693" officeooo:paragraph-rsid="0487dfa3"/>
    </style:style>
    <style:style style:name="T1" style:family="text">
      <style:text-properties fo:font-style="italic" fo:font-weight="bold" officeooo:rsid="00647589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47ec85b" style:font-style-asian="italic" style:font-weight-asian="bold" style:font-style-complex="italic" style:font-weight-complex="bold"/>
    </style:style>
    <style:style style:name="T3" style:family="text">
      <style:text-properties fo:font-style="italic" fo:font-weight="bold" officeooo:rsid="0294f8c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28f1dde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4a4f016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0066ff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0066ff" fo:font-style="italic" fo:font-weight="bold" officeooo:rsid="00408568" style:font-style-asian="italic" style:font-weight-asian="bold" style:font-style-complex="italic" style:font-weight-complex="bol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horizontal-align="justify" draw:textarea-vertical-align="middle" draw:auto-grow-height="false" fo:min-height="0.0236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Gambar"/>
        <text:sequence-decl text:display-outline-level="1" text:separation-character="." text:name="Keterangan :"/>
      </text:sequence-decls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 text:is-list-header="true"><text:bookmark-start text:name="__RefHeading___Toc1495_1806919310"/><text:soft-page-break/>Daftar Isi :<text:bookmark-end text:name="__RefHeading___Toc1495_1806919310"/></text:h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6"><text:a xlink:type="simple" xlink:href="#__RefHeading___Toc1495_1806919310" text:style-name="Index_20_Link" text:visited-style-name="Index_20_Link">Daftar Isi :<text:tab/>2</text:a></text:p>
          <text:p text:style-name="P6"><text:a xlink:type="simple" xlink:href="#__RefHeading___Toc5423_2024887822" text:style-name="Index_20_Link" text:visited-style-name="Index_20_Link">1)&lt;BAB&gt;<text:tab/>3</text:a></text:p>
          <text:p text:style-name="P7"><text:a xlink:type="simple" xlink:href="#__RefHeading___Toc4682_1842055312" text:style-name="Index_20_Link" text:visited-style-name="Index_20_Link"><text:s/>1.1.1 &lt;SUB BAB&gt;<text:tab/>3</text:a></text:p>
          <text:p text:style-name="P8"><text:a xlink:type="simple" xlink:href="#__RefHeading___Toc4684_1842055312" text:style-name="Index_20_Link" text:visited-style-name="Index_20_Link"><text:s/>1.1.1.1 &lt;SUB BAB&gt;<text:tab/>3</text:a></text:p>
          <text:p text:style-name="P9"><text:a xlink:type="simple" xlink:href="#__RefHeading___Toc4686_1842055312" text:style-name="Index_20_Link" text:visited-style-name="Index_20_Link"><text:s/>1.1.1.1.1 &lt;SUB BAB&gt;<text:tab/>3</text:a></text:p>
          <text:p text:style-name="P10"><text:a xlink:type="simple" xlink:href="#__RefHeading___Toc4688_1842055312" text:style-name="Index_20_Link" text:visited-style-name="Index_20_Link"><text:s/>1.1.1.1.1.1 &lt;SUB BAB&gt;<text:tab/>3</text:a></text:p>
          <text:p text:style-name="P10"><text:a xlink:type="simple" xlink:href="#__RefHeading___Toc4690_1842055312" text:style-name="Index_20_Link" text:visited-style-name="Index_20_Link"><text:s/>1.1.1.1.1.2 &lt;SUB BAB&gt;<text:tab/>3</text:a></text:p>
          <text:p text:style-name="P6"><text:a xlink:type="simple" xlink:href="#__RefHeading___Toc4746_1842055312" text:style-name="Index_20_Link" text:visited-style-name="Index_20_Link">2)&lt;BAB&gt;<text:tab/>3</text:a></text:p>
          <text:p text:style-name="P7"><text:a xlink:type="simple" xlink:href="#__RefHeading___Toc4682_18420553121" text:style-name="Index_20_Link" text:visited-style-name="Index_20_Link"><text:s/>2.1.1 &lt;SUB BAB&gt;<text:tab/>3</text:a></text:p>
          <text:p text:style-name="P8"><text:a xlink:type="simple" xlink:href="#__RefHeading___Toc4684_18420553121" text:style-name="Index_20_Link" text:visited-style-name="Index_20_Link"><text:s/>2.1.1.1 &lt;SUB BAB&gt;<text:tab/>3</text:a></text:p>
          <text:p text:style-name="P9"><text:a xlink:type="simple" xlink:href="#__RefHeading___Toc4686_18420553121" text:style-name="Index_20_Link" text:visited-style-name="Index_20_Link"><text:s/>2.1.1.1.1 &lt;SUB BAB&gt;<text:tab/>3</text:a></text:p>
          <text:p text:style-name="P10"><text:a xlink:type="simple" xlink:href="#__RefHeading___Toc4688_18420553121" text:style-name="Index_20_Link" text:visited-style-name="Index_20_Link"><text:s/>2.1.1.1.1.1 &lt;SUB BAB&gt;<text:tab/>3</text:a></text:p>
          <text:p text:style-name="P10"><text:a xlink:type="simple" xlink:href="#__RefHeading___Toc4690_18420553121" text:style-name="Index_20_Link" text:visited-style-name="Index_20_Link"><text:s/>2.1.1.1.1.2 &lt;SUB BAB&gt;<text:tab/>3</text:a></text:p>
          <text:p text:style-name="P6"><text:a xlink:type="simple" xlink:href="#__RefHeading___Toc4748_1842055312" text:style-name="Index_20_Link" text:visited-style-name="Index_20_Link">3)&lt;BAB&gt;<text:tab/>3</text:a></text:p>
          <text:p text:style-name="P7"><text:a xlink:type="simple" xlink:href="#__RefHeading___Toc4682_18420553122" text:style-name="Index_20_Link" text:visited-style-name="Index_20_Link"><text:s/>3.1.1 &lt;SUB BAB&gt;<text:tab/>3</text:a></text:p>
          <text:p text:style-name="P8"><text:a xlink:type="simple" xlink:href="#__RefHeading___Toc4684_18420553122" text:style-name="Index_20_Link" text:visited-style-name="Index_20_Link"><text:s/>3.1.1.1 &lt;SUB BAB&gt;<text:tab/>3</text:a></text:p>
          <text:p text:style-name="P9"><text:a xlink:type="simple" xlink:href="#__RefHeading___Toc4686_18420553122" text:style-name="Index_20_Link" text:visited-style-name="Index_20_Link"><text:s/>3.1.1.1.1 &lt;SUB BAB&gt;<text:tab/>3</text:a></text:p>
          <text:p text:style-name="P10"><text:a xlink:type="simple" xlink:href="#__RefHeading___Toc4688_18420553122" text:style-name="Index_20_Link" text:visited-style-name="Index_20_Link"><text:s/>3.1.1.1.1.1 &lt;SUB BAB&gt;<text:tab/>3</text:a></text:p>
          <text:p text:style-name="P10"><text:a xlink:type="simple" xlink:href="#__RefHeading___Toc4690_18420553122" text:style-name="Index_20_Link" text:visited-style-name="Index_20_Link"><text:s/>3.1.1.1.1.2 &lt;SUB BAB&gt;<text:tab/>3</text:a></text:p>
        </text:index-body>
      </text:table-of-content>
      <text:h text:style-name="Heading_20_1" text:outline-level="1" text:is-list-header="true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11" text:outline-level="1"><text:bookmark-start text:name="__RefHeading___Toc5423_2024887822"/><text:soft-page-break/>&lt;BAB&gt;<text:bookmark-end text:name="__RefHeading___Toc5423_2024887822"/></text:h>
      <text:h text:style-name="P13" text:outline-level="3"><text:bookmark-start text:name="__RefHeading___Toc4682_1842055312"/>&lt;SUB BAB&gt;<text:bookmark-end text:name="__RefHeading___Toc4682_1842055312"/></text:h>
      <text:h text:style-name="P15" text:outline-level="4"><text:bookmark-start text:name="__RefHeading___Toc4684_1842055312"/>&lt;SUB BAB&gt;<text:bookmark-end text:name="__RefHeading___Toc4684_1842055312"/></text:h>
      <text:h text:style-name="P17" text:outline-level="5"><text:bookmark-start text:name="__RefHeading___Toc4686_1842055312"/>&lt;SUB BAB&gt;<text:bookmark-end text:name="__RefHeading___Toc4686_1842055312"/></text:h>
      <text:h text:style-name="P19" text:outline-level="6"><text:bookmark-start text:name="__RefHeading___Toc4688_1842055312"/>&lt;SUB BAB&gt;<text:bookmark-end text:name="__RefHeading___Toc4688_1842055312"/></text:h>
      <text:h text:style-name="P19" text:outline-level="6"><text:bookmark-start text:name="__RefHeading___Toc4690_1842055312"/>&lt;SUB BAB&gt;<text:bookmark-end text:name="__RefHeading___Toc4690_1842055312"/></text:h>
      <text:p text:style-name="P2"/>
      <text:h text:style-name="P12" text:outline-level="1"><text:bookmark-start text:name="__RefHeading___Toc4746_1842055312"/>&lt;BAB&gt;<text:bookmark-end text:name="__RefHeading___Toc4746_1842055312"/></text:h>
      <text:h text:style-name="P14" text:outline-level="3"><text:bookmark-start text:name="__RefHeading___Toc4682_18420553121"/>&lt;SUB BAB&gt;<text:bookmark-end text:name="__RefHeading___Toc4682_18420553121"/></text:h>
      <text:h text:style-name="P16" text:outline-level="4"><text:bookmark-start text:name="__RefHeading___Toc4684_18420553121"/>&lt;SUB BAB&gt;<text:bookmark-end text:name="__RefHeading___Toc4684_18420553121"/></text:h>
      <text:h text:style-name="P18" text:outline-level="5"><text:bookmark-start text:name="__RefHeading___Toc4686_18420553121"/>&lt;SUB BAB&gt;<text:bookmark-end text:name="__RefHeading___Toc4686_18420553121"/></text:h>
      <text:h text:style-name="P20" text:outline-level="6"><text:bookmark-start text:name="__RefHeading___Toc4688_18420553121"/>&lt;SUB BAB&gt;<text:bookmark-end text:name="__RefHeading___Toc4688_18420553121"/></text:h>
      <text:h text:style-name="P20" text:outline-level="6"><text:bookmark-start text:name="__RefHeading___Toc4690_18420553121"/>&lt;SUB BAB&gt;<text:bookmark-end text:name="__RefHeading___Toc4690_18420553121"/></text:h>
      <text:p text:style-name="P3"/>
      <text:h text:style-name="P12" text:outline-level="1"><text:bookmark-start text:name="__RefHeading___Toc4748_1842055312"/>&lt;BAB&gt;<text:bookmark-end text:name="__RefHeading___Toc4748_1842055312"/></text:h>
      <text:h text:style-name="P14" text:outline-level="3"><text:bookmark-start text:name="__RefHeading___Toc4682_18420553122"/>&lt;SUB BAB&gt;<text:bookmark-end text:name="__RefHeading___Toc4682_18420553122"/></text:h>
      <text:h text:style-name="P16" text:outline-level="4"><text:bookmark-start text:name="__RefHeading___Toc4684_18420553122"/>&lt;SUB BAB&gt;<text:bookmark-end text:name="__RefHeading___Toc4684_18420553122"/></text:h>
      <text:h text:style-name="P18" text:outline-level="5"><text:bookmark-start text:name="__RefHeading___Toc4686_18420553122"/>&lt;SUB BAB&gt;<text:bookmark-end text:name="__RefHeading___Toc4686_18420553122"/></text:h>
      <text:h text:style-name="P20" text:outline-level="6"><text:bookmark-start text:name="__RefHeading___Toc4688_18420553122"/>&lt;SUB BAB&gt;<text:bookmark-end text:name="__RefHeading___Toc4688_18420553122"/></text:h>
      <text:h text:style-name="P20" text:outline-level="6"><text:bookmark-start text:name="__RefHeading___Toc4690_18420553122"/>&lt;SUB BAB&gt;<text:bookmark-end text:name="__RefHeading___Toc4690_1842055312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Gambar" style:family="paragraph" style:parent-style-name="Caption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rsid="002cbd7c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Keterangan_20__3a_" style:display-name="Keterangan :" style:family="paragraph" style:parent-style-name="Caption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)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fo:font-style="italic" fo:font-weight="bold" officeooo:rsid="00647589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47ec85b" style:font-style-asian="italic" style:font-weight-asian="bold" style:font-style-complex="italic" style:font-weight-complex="bold"/>
    </style:style>
    <style:style style:name="MT3" style:family="text">
      <style:text-properties fo:font-style="italic" fo:font-weight="bold" officeooo:rsid="04a4f016" style:font-style-asian="italic" style:font-weight-asian="bold" style:font-style-complex="italic" style:font-weight-complex="bold"/>
    </style:style>
    <style:style style:name="MT4" style:family="text">
      <style:text-properties fo:font-style="italic" fo:font-weight="bold" officeooo:rsid="0294f8cd" style:font-style-asian="italic" style:font-weight-asian="bold" style:font-style-complex="italic" style:font-weight-complex="bold"/>
    </style:style>
    <style:style style:name="MT5" style:family="text">
      <style:text-properties fo:font-style="italic" fo:font-weight="bold" officeooo:rsid="028f1dde" style:font-style-asian="italic" style:font-weight-asian="bold" style:font-style-complex="italic" style:font-weight-complex="bold"/>
    </style:style>
    <style:style style:name="MT6" style:family="text">
      <style:text-properties fo:font-style="italic" style:font-style-asian="italic" style:font-style-complex="italic"/>
    </style:style>
    <style:style style:name="MT7" style:family="text">
      <style:text-properties fo:color="#0066ff" fo:font-style="italic" fo:font-weight="bold" style:font-style-asian="italic" style:font-weight-asian="bold" style:font-style-complex="italic" style:font-weight-complex="bold"/>
    </style:style>
    <style:style style:name="MT8" style:family="text">
      <style:text-properties fo:color="#0066ff" fo:font-style="italic" fo:font-weight="bold" officeooo:rsid="00408568" style:font-style-asian="italic" style:font-weight-asian="bold" style:font-style-complex="italic" style:font-weight-complex="bold"/>
    </style:style>
    <style:style style:name="Mgr1" style:family="graphic">
      <style:graphic-properties draw:textarea-horizontal-align="justify" draw:textarea-vertical-align="middle" draw:auto-grow-height="false" fo:min-height="0.0236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style:shadow="none" fo:background-color="transparent" draw:fill="none" draw:fill-color="#ffffff" draw:opacity="100%"/>
      </style:footer-style>
    </style:page-layout>
  </office:automatic-styles>
  <office:master-styles>
    <style:master-page style:name="Standard" style:page-layout-name="Mpm1">
      <style:footer>
        <text:p text:style-name="Footer"><draw:custom-shape text:anchor-type="paragraph" draw:z-index="2" draw:name="Shape2" draw:style-name="Mgr1" svg:width="0.0012in" svg:height="0.0732in" svg:x="3.372in" svg:y="0.9016in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text:page-number text:select-page="current">3</text:page-number> <text:s/><text:span text:style-name="MT1">E-Book </text:span><text:span text:style-name="MT2">&lt;</text:span><text:span text:style-name="MT3">MODUL</text:span><text:span text:style-name="MT2">&gt;</text:span><text:span text:style-name="MT4"> </text:span><text:span text:style-name="MT2">&lt;JUDUL&gt;</text:span><text:span text:style-name="MT5"><text:tab/></text:span><text:span text:style-name="MT6"><text:tab/></text:span><text:span text:style-name="MT7">http://www.xentaos.</text:span><text:span text:style-name="MT8">org</text:span><text:span text:style-name="MT7">/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0:04:56.147866561</meta:creation-date>
    <meta:editing-duration>PT58M43S</meta:editing-duration>
    <meta:editing-cycles>15</meta:editing-cycles>
    <meta:generator>LibreOffice/5.1.6.2$Linux_X86_64 LibreOffice_project/10m0$Build-2</meta:generator>
    <dc:date>2017-12-02T21:56:36.829497775</dc:date>
    <meta:document-statistic meta:table-count="0" meta:image-count="0" meta:object-count="0" meta:page-count="3" meta:paragraph-count="39" meta:word-count="129" meta:character-count="742" meta:non-whitespace-character-count="623"/>
  </office:meta>
</office:document-meta>
</file>